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89c" officeooo:paragraph-rsid="0001989c"/>
    </style:style>
    <style:style style:name="P2" style:family="paragraph" style:parent-style-name="Standard">
      <style:text-properties officeooo:rsid="0001989c" officeooo:paragraph-rsid="00050fa8"/>
    </style:style>
    <style:style style:name="P3" style:family="paragraph" style:parent-style-name="Standard">
      <style:text-properties officeooo:rsid="000607e6" officeooo:paragraph-rsid="000607e6"/>
    </style:style>
    <style:style style:name="P4" style:family="paragraph" style:parent-style-name="Standard">
      <style:text-properties officeooo:rsid="0008aaec" officeooo:paragraph-rsid="0008aaec"/>
    </style:style>
    <style:style style:name="P5" style:family="paragraph" style:parent-style-name="Standard">
      <style:text-properties officeooo:rsid="0008aaec" officeooo:paragraph-rsid="00092383"/>
    </style:style>
    <style:style style:name="P6" style:family="paragraph" style:parent-style-name="Standard">
      <style:text-properties fo:font-style="italic" officeooo:rsid="0008aaec" officeooo:paragraph-rsid="0008aaec" style:font-style-asian="italic" style:font-style-complex="italic"/>
    </style:style>
    <style:style style:name="P7" style:family="paragraph" style:parent-style-name="Standard">
      <style:text-properties fo:font-style="italic" officeooo:rsid="0001989c" officeooo:paragraph-rsid="0001989c" style:font-style-asian="italic" style:font-style-complex="italic"/>
    </style:style>
    <style:style style:name="P8" style:family="paragraph" style:parent-style-name="Standard">
      <style:text-properties fo:font-style="italic" officeooo:rsid="00092383" officeooo:paragraph-rsid="00092383" style:font-style-asian="italic" style:font-style-complex="italic"/>
    </style:style>
    <style:style style:name="P9" style:family="paragraph" style:parent-style-name="Standard">
      <style:text-properties officeooo:rsid="00092383" officeooo:paragraph-rsid="00092383"/>
    </style:style>
    <style:style style:name="P10" style:family="paragraph" style:parent-style-name="Standard">
      <style:text-properties officeooo:paragraph-rsid="00092383"/>
    </style:style>
    <style:style style:name="P11" style:family="paragraph" style:parent-style-name="Standard">
      <style:text-properties officeooo:rsid="0008aaec" officeooo:paragraph-rsid="0008aaec"/>
    </style:style>
    <style:style style:name="P12" style:family="paragraph" style:parent-style-name="Standard">
      <style:text-properties officeooo:rsid="000f4f2b" officeooo:paragraph-rsid="000f4f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0fa8" style:font-weight-asian="bold" style:font-weight-complex="bold"/>
    </style:style>
    <style:style style:name="T3" style:family="text">
      <style:text-properties fo:font-weight="bold" officeooo:rsid="0008aaec" style:font-weight-asian="bold" style:font-weight-complex="bold"/>
    </style:style>
    <style:style style:name="T4" style:family="text">
      <style:text-properties officeooo:rsid="00047b52"/>
    </style:style>
    <style:style style:name="T5" style:family="text">
      <style:text-properties officeooo:rsid="00050fa8"/>
    </style:style>
    <style:style style:name="T6" style:family="text">
      <style:text-properties officeooo:rsid="0008aaec"/>
    </style:style>
    <style:style style:name="T7" style:family="text">
      <style:text-properties officeooo:rsid="00092383"/>
    </style:style>
    <style:style style:name="T8" style:family="text">
      <style:text-properties fo:font-style="italic" fo:font-weight="bold" officeooo:rsid="0008aaec" style:font-style-asian="italic" style:font-weight-asian="bold" style:font-style-complex="italic" style:font-weight-complex="bold"/>
    </style:style>
    <style:style style:name="T9" style:family="text">
      <style:text-properties fo:font-style="italic" officeooo:rsid="0008aaec" style:font-style-asian="italic" style:font-style-complex="italic"/>
    </style:style>
    <style:style style:name="T10" style:family="text">
      <style:text-properties fo:font-style="italic" officeooo:rsid="00092383" style:font-style-asian="italic" style:font-style-complex="italic"/>
    </style:style>
    <style:style style:name="T11" style:family="text">
      <style:text-properties fo:font-style="normal" officeooo:rsid="00092383" style:font-style-asian="normal" style:font-style-complex="normal"/>
    </style:style>
    <style:style style:name="T12" style:family="text">
      <style:text-properties fo:font-style="normal" officeooo:rsid="000da011" style:font-style-asian="normal" style:font-style-complex="normal"/>
    </style:style>
    <style:style style:name="T13" style:family="text">
      <style:text-properties officeooo:rsid="000a94b8"/>
    </style:style>
    <style:style style:name="T14" style:family="text">
      <style:text-properties officeooo:rsid="000acaff"/>
    </style:style>
    <style:style style:name="T15" style:family="text">
      <style:text-properties officeooo:rsid="000c3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o Tran – btran8 </text:p>
      <text:p text:style-name="P1">Implementation Project 1 – Frequent Itemset Mining </text:p>
      <text:p text:style-name="P1"/>
      <text:p text:style-name="P1">Report:</text:p>
      <text:p text:style-name="P1"/>
      <text:p text:style-name="P7">1. Files Structure:</text:p>
      <text:p text:style-name="P1"/>
      <text:p text:style-name="P2"><text:span text:style-name="T1">mining.py</text:span>: <text:s/><text:span text:style-name="T5">F</text:span>ile where I read and preproces<text:span text:style-name="T4">s</text:span>ed data. To be more specific, I remove 1 of the continuos features. Turn work-hour and age from continous into categorical (low-hour, medium-hour, high-hour) and (young, middle-aged, senior). I also map all strings-attributes into integers for faster computation and will print the original strings as the results.</text:p>
      <text:p text:style-name="P2"><text:tab/><text:span text:style-name="T5">You can also adjust threshold at the very top of this file. The current threshold is 1/5.</text:span></text:p>
      <text:p text:style-name="P1"/>
      <text:p text:style-name="P1"><text:span text:style-name="T2">apriori_func.py</text:span><text:span text:style-name="T5">: The file to run apriori algorithm, please execute this file for Apriori. </text:span></text:p>
      <text:p text:style-name="P1"/>
      <text:p text:style-name="P3"><text:span text:style-name="T1">improved_apriori.py</text:span>: Apriori with improvement of data partitioning, <text:span text:style-name="T13">can adjust the number of partitions on top of this file (commented), the current is 30 partitions =&gt; around 1000 transactions/ database.</text:span></text:p>
      <text:p text:style-name="P3"/>
      <text:p text:style-name="P4"><text:span text:style-name="T1">fpgrowth_func.py</text:span>: Please execute this file for FpGrowth algorithm.</text:p>
      <text:p text:style-name="P4"/>
      <text:p text:style-name="P12"><text:span text:style-name="T1">Elements</text:span>: My file where I extracted and separated all attributes and use that to assign them an number for mapping.</text:p>
      <text:p text:style-name="P4"/>
      <text:p text:style-name="P4"/>
      <text:p text:style-name="P6">2. Running time analysis:</text:p>
      <text:p text:style-name="P4"/>
      <text:p text:style-name="P4"><text:span text:style-name="T1">Apriori</text:span>: 1<text:span text:style-name="T14">2</text:span>.6782s</text:p>
      <text:p text:style-name="P4"/>
      <text:p text:style-name="P4"><text:span text:style-name="T1">Fpgrowth</text:span>: 2.9566s</text:p>
      <text:p text:style-name="P4"/>
      <text:p text:style-name="P4"><text:span text:style-name="T1">Improved Apriori</text:span>: <text:span text:style-name="T15">17</text:span>.4721s</text:p>
      <text:p text:style-name="P4"/>
      <text:p text:style-name="P9"/>
      <text:p text:style-name="P8">3. Explanation:</text:p>
      <text:p text:style-name="P8"/>
      <text:p text:style-name="P10"><text:span text:style-name="T3">Apriori</text:span><text:span text:style-name="T6">: The algorithm takes average around 15s and increase to 40s as the threshold being lowered. This is understandable since it constantly scans and re-scans the database for validation of the candidates.</text:span></text:p>
      <text:p text:style-name="P5"/>
      <text:p text:style-name="P5"><text:span text:style-name="T1">Fpgrowth</text:span>: <text:span text:style-name="T7">The algorithm yields the same result as Apriori but in an exponentially less time. This is because it cuts off a numerous amount of database-scanning that Apriori required.</text:span></text:p>
      <text:p text:style-name="P5"/>
      <text:p text:style-name="P10"><text:span text:style-name="T8">Improved Apriori</text:span><text:span text:style-name="T9">:</text:span><text:span text:style-name="T10"> </text:span><text:span text:style-name="T11">With the idea of partitioning and only scans the database twice, it was suppose to improve the run time greatly, but due to my computer and might be t</text:span><text:span text:style-name="T12">he way I’m handling the data <text:s/>and checking for repetitions, it causes the program to slow down a b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6T13:08:31.799059543</meta:creation-date>
    <meta:generator>LibreOffice/6.3.4.2$Linux_X86_64 LibreOffice_project/30$Build-2</meta:generator>
    <dc:date>2020-02-27T02:21:24.706303466</dc:date>
    <meta:editing-duration>PT27M43S</meta:editing-duration>
    <meta:editing-cycles>15</meta:editing-cycles>
    <meta:document-statistic meta:table-count="0" meta:image-count="0" meta:object-count="0" meta:page-count="1" meta:paragraph-count="18" meta:word-count="276" meta:character-count="1777" meta:non-whitespace-character-count="1511"/>
  </office:meta>
</office:document-meta>
</file>